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639cm" fo:min-width="0cm" fo:padding-top="0.125cm" fo:padding-bottom="0.125cm" fo:padding-left="0.25cm" fo:padding-right="0.25cm" draw:shadow="hidden" draw:shadow-offset-x="0.203cm" draw:shadow-offset-y="0.203cm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667cm" svg:height="4.572cm" svg:x="4.429cm" svg:y="11.033cm">
          <text:p/>
        </draw:rect>
        <draw:rect draw:style-name="gr1" draw:text-style-name="P1" draw:layer="layout" svg:width="2.667cm" svg:height="4.572cm" svg:x="8.747cm" svg:y="11.033cm">
          <text:p/>
        </draw:rect>
        <draw:rect draw:style-name="gr2" draw:text-style-name="P1" xml:id="id6" draw:id="id6" draw:layer="layout" svg:width="8.255cm" svg:height="4.699cm" svg:x="14.335cm" svg:y="11.033cm">
          <text:p text:style-name="P1">Flex_Counter_10</text:p>
          <text:p text:style-name="P1">shift = 10</text:p>
          <text:p text:style-name="P1">Divide clock</text:p>
        </draw:rect>
        <draw:line draw:style-name="gr3" draw:text-style-name="P2" draw:layer="layout" svg:x1="2.143cm" svg:y1="19.669cm" svg:x2="10.398cm" svg:y2="19.542cm">
          <text:p/>
        </draw:line>
        <draw:frame draw:style-name="gr4" draw:text-style-name="P4" draw:layer="layout" svg:width="2.54cm" svg:height="1.27cm" svg:x="3.413cm" svg:y="18.399cm">
          <draw:text-box>
            <text:p text:style-name="P3"><text:span text:style-name="T1">n_rst</text:span></text:p>
          </draw:text-box>
        </draw:frame>
        <draw:line draw:style-name="gr5" draw:text-style-name="P2" draw:layer="layout" svg:x1="6.588cm" svg:y1="19.796cm" svg:x2="6.588cm" svg:y2="15.605cm">
          <text:p/>
        </draw:line>
        <draw:line draw:style-name="gr5" draw:text-style-name="P2" draw:layer="layout" svg:x1="10.144cm" svg:y1="19.796cm" svg:x2="10.144cm" svg:y2="15.478cm">
          <text:p/>
        </draw:line>
        <draw:line draw:style-name="gr5" draw:text-style-name="P2" draw:layer="layout" svg:x1="2.397cm" svg:y1="11.931cm" svg:x2="4.683cm" svg:y2="11.922cm">
          <text:p/>
        </draw:line>
        <draw:frame draw:style-name="gr6" draw:text-style-name="P4" draw:layer="layout" svg:width="6.477cm" svg:height="2.032cm" svg:x="0.238cm" svg:y="9.636cm">
          <draw:text-box>
            <text:p text:style-name="P3"><text:span text:style-name="T1">count_enable</text:span></text:p>
          </draw:text-box>
        </draw:frame>
        <draw:custom-shape draw:style-name="gr7" draw:text-style-name="P2" draw:layer="layout" svg:width="1.229cm" svg:height="1.018cm" draw:transform="rotate (-1.60151412163) translate (9.89cm 13.4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.229cm" svg:height="1.018cm" draw:transform="rotate (-1.60151412163) translate (5.484cm 13.47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4" draw:layer="layout" svg:width="1.778cm" svg:height="1.27cm" svg:x="2.905cm" svg:y="13.573cm">
          <draw:text-box>
            <text:p text:style-name="P3"><text:span text:style-name="T1">clk</text:span></text:p>
          </draw:text-box>
        </draw:frame>
        <draw:frame draw:style-name="gr4" draw:text-style-name="P4" draw:layer="layout" svg:width="1.778cm" svg:height="1.27cm" svg:x="7.35cm" svg:y="13.446cm">
          <draw:text-box>
            <text:p text:style-name="P3"><text:span text:style-name="T1">clk</text:span></text:p>
          </draw:text-box>
        </draw:frame>
        <draw:line draw:style-name="gr5" draw:text-style-name="P2" draw:layer="layout" svg:x1="7.096cm" svg:y1="11.922cm" svg:x2="8.747cm" svg:y2="11.922cm">
          <text:p/>
        </draw:line>
        <draw:frame draw:style-name="gr8" draw:text-style-name="P4" draw:layer="layout" svg:width="1.112cm" svg:height="2.54cm" svg:x="4.556cm" svg:y="11.414cm">
          <draw:text-box>
            <text:p text:style-name="P3"><text:span text:style-name="T1">D</text:span></text:p>
          </draw:text-box>
        </draw:frame>
        <draw:frame draw:style-name="gr9" draw:text-style-name="P4" draw:layer="layout" svg:width="1.651cm" svg:height="1.397cm" svg:x="23.352cm" svg:y="14.081cm">
          <draw:text-box>
            <text:p text:style-name="P3"><text:span text:style-name="T1">clk</text:span></text:p>
          </draw:text-box>
        </draw:frame>
        <draw:frame draw:style-name="gr10" draw:text-style-name="P6" draw:layer="layout" svg:width="1.905cm" svg:height="1.195cm" svg:x="12.811cm" svg:y="13.573cm">
          <draw:text-box>
            <text:p text:style-name="P5"><text:span text:style-name="T2">clk</text:span></text:p>
          </draw:text-box>
        </draw:frame>
        <draw:frame draw:style-name="gr11" draw:text-style-name="P4" draw:layer="layout" svg:width="1.905cm" svg:height="1.905cm" svg:x="8.62cm" svg:y="11.287cm">
          <draw:text-box>
            <text:p text:style-name="P3"><text:span text:style-name="T1">D</text:span></text:p>
          </draw:text-box>
        </draw:frame>
        <draw:frame draw:style-name="gr12" draw:text-style-name="P4" draw:layer="layout" svg:width="1.651cm" svg:height="1.651cm" svg:x="5.572cm" svg:y="11.287cm">
          <draw:text-box>
            <text:p text:style-name="P3"><text:span text:style-name="T1">Q</text:span></text:p>
          </draw:text-box>
        </draw:frame>
        <draw:frame draw:style-name="gr13" draw:text-style-name="P4" draw:layer="layout" svg:width="1.905cm" svg:height="1.778cm" svg:x="10.398cm" svg:y="11.668cm">
          <draw:text-box>
            <text:p text:style-name="P3"><text:span text:style-name="T1">Q</text:span></text:p>
          </draw:text-box>
        </draw:frame>
        <draw:frame draw:style-name="gr14" draw:text-style-name="P3" draw:layer="layout" svg:width="1.383cm" svg:height="0.962cm" svg:x="14.208cm" svg:y="11.795cm">
          <draw:text-box>
            <text:p text:style-name="P3">EN</text:p>
          </draw:text-box>
        </draw:frame>
        <draw:line draw:style-name="gr5" draw:text-style-name="P2" draw:layer="layout" svg:x1="11.287cm" svg:y1="12.303cm" svg:x2="14.335cm" svg:y2="12.303cm">
          <text:p/>
        </draw:line>
        <draw:custom-shape draw:style-name="gr7" draw:text-style-name="P2" draw:layer="layout" svg:width="1.229cm" svg:height="1.018cm" draw:transform="rotate (-1.60151412163) translate (15.39cm 13.86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.016cm" svg:height="1.016cm" svg:x="20.05cm" svg:y="15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67cm" svg:height="1.27cm" svg:x="19.161cm" svg:y="16.875cm">
          <draw:text-box>
            <text:p text:style-name="P3"><text:span text:style-name="T1">n_rst</text:span></text:p>
          </draw:text-box>
        </draw:frame>
        <draw:rect draw:style-name="gr2" draw:text-style-name="P1" xml:id="id4" draw:id="id4" draw:layer="layout" svg:width="8.255cm" svg:height="4.699cm" svg:x="24.876cm" svg:y="11.287cm">
          <text:p text:style-name="P1">Flex Counter 9</text:p>
          <text:p text:style-name="P1">Finished when rollover = </text:p>
          <text:p text:style-name="P1">rollover_9</text:p>
        </draw:rect>
        <draw:frame draw:style-name="gr14" draw:text-style-name="P3" draw:layer="layout" svg:width="3.745cm" svg:height="0.962cm" svg:x="22.082cm" svg:y="11.595cm">
          <draw:text-box>
            <text:p text:style-name="P3">Shift-strobe</text:p>
          </draw:text-box>
        </draw:frame>
        <draw:custom-shape draw:style-name="gr7" draw:text-style-name="P2" draw:layer="layout" svg:width="1.229cm" svg:height="1.018cm" draw:transform="rotate (-1.60151412163) translate (25.931cm 14.1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1.016cm" svg:height="1.016cm" svg:x="30.591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2.667cm" svg:height="1.27cm" svg:x="29.702cm" svg:y="17.129cm">
          <draw:text-box>
            <text:p text:style-name="P3"><text:span text:style-name="T1">n_rst</text:span></text:p>
          </draw:text-box>
        </draw:frame>
        <draw:line draw:style-name="gr5" draw:text-style-name="P2" draw:layer="layout" svg:x1="22.59cm" svg:y1="12.557cm" svg:x2="25.003cm" svg:y2="12.557cm">
          <text:p/>
        </draw:line>
        <draw:line draw:style-name="gr5" draw:text-style-name="P2" xml:id="id1" draw:id="id1" draw:layer="layout" svg:x1="33.004cm" svg:y1="12.303cm" svg:x2="36.306cm" svg:y2="12.303cm">
          <text:p/>
        </draw:line>
        <draw:frame draw:style-name="gr14" draw:text-style-name="P3" draw:layer="layout" svg:width="2.441cm" svg:height="1.673cm" svg:x="33.512cm" svg:y="12.408cm">
          <draw:text-box>
            <text:p text:style-name="P3">Packet</text:p>
            <text:p text:style-name="P3">Done</text:p>
          </draw:text-box>
        </draw:frame>
        <draw:connector draw:style-name="gr5" draw:text-style-name="P2" xml:id="id2" draw:id="id2" draw:layer="layout" svg:x1="34.655cm" svg:y1="12.303cm" svg:x2="34.655cm" svg:y2="12.303cm" draw:start-shape="id1" draw:start-glue-point="0" draw:end-shape="id1" draw:end-glue-point="0" svg:d="M34655 12303z" svg:viewBox="0 0 1 1">
          <text:p/>
        </draw:connector>
        <draw:connector draw:style-name="gr3" draw:text-style-name="P2" xml:id="id3" draw:id="id3" draw:layer="layout" draw:type="lines" svg:x1="34.782cm" svg:y1="12.303cm" svg:x2="34.749cm" svg:y2="8.231cm" draw:start-shape="id2" draw:start-glue-point="0" svg:d="M34782 12303v-501l-33-3571" svg:viewBox="0 0 34 4073">
          <text:p/>
        </draw:connector>
        <draw:connector draw:style-name="gr5" draw:text-style-name="P2" xml:id="id5" draw:id="id5" draw:layer="layout" svg:x1="34.749cm" svg:y1="8.231cm" svg:x2="29.003cm" svg:y2="11.287cm" draw:start-shape="id3" draw:start-glue-point="3" draw:end-shape="id4" draw:end-glue-point="0" svg:d="M34749 8231h-5746v3056" svg:viewBox="0 0 5747 3057">
          <text:p/>
        </draw:connector>
        <draw:connector draw:style-name="gr5" draw:text-style-name="P2" draw:layer="layout" svg:x1="29.003cm" svg:y1="8.231cm" svg:x2="18.462cm" svg:y2="11.033cm" draw:start-shape="id5" draw:start-glue-point="0" draw:end-shape="id6" draw:end-glue-point="0" svg:d="M29003 8231h-10541v2802" svg:viewBox="0 0 10542 2803">
          <text:p/>
        </draw:connector>
        <draw:frame draw:style-name="gr14" draw:text-style-name="P4" draw:layer="layout" svg:width="2.335cm" svg:height="1.195cm" svg:x="26.986cm" svg:y="6.969cm">
          <draw:text-box>
            <text:p text:style-name="P3"><text:span text:style-name="T1">cle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2-11T00:07:19.563364149</meta:creation-date>
    <dc:date>2016-02-11T18:17:10.331585985</dc:date>
    <dc:creator>Mentor Graphics</dc:creator>
    <meta:editing-duration>PT14M55S</meta:editing-duration>
    <meta:editing-cycles>2</meta:editing-cycles>
    <meta:generator>LibreOffice/4.2.8.2$Linux_X86_64 LibreOffice_project/420$Build-2</meta:generator>
    <meta:document-statistic meta:object-count="38"/>
  </office:meta>
</office:document-meta>
</file>